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Tree.traverse( HashTreeTraverser vis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shTree.getTreePath( Collection tre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ashTree.list( Collection tre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Tree.Hash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set( Collection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set( Object [ ] treePath , Collection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hTre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Searcher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HashTree( Collection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Tree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Tree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Tree.add( Collection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Tree.getTre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hTree.list( Object [ ] tre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Tree.getTree( Collection tre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set( Object [ ] treePath , Object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hTree.add( HashTree newTr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shTree.containsKey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createNewTre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getArray( Object [ ] tre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Tree.add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traverseInto( HashTreeTraverser visi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shTre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add( Object [ ] tree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earcher.subtrac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shTree.set( Object key , Object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addTreePath( Collection tre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Tree.getArra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Tree.readObject(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HashTre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ToString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shTree.add( Object [ ] treePath , Object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ToString.getSpac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Searcher.addNode( Object node , HashTree subTr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Tree.add( Object key , Collection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set( Collection treePath , Collection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add( Object key , HashTree sub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lis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Tree.set( Collection treePath , Object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ToString.subtrac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add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shTree.add( Object key , Object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add( Collection tree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replace( Object currentKey , Object new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hTree.cloneTree( HashTree newTr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tToString.addNode( Object key , HashTree sub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add( Object [ ]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hTree.HashTree( Map _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createNewTree( Collection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getArray( Collection tre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add( Collection treePath , Collection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ToStr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HashTree( Object [ ]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Tree.search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ashTree.writeObject( ObjectOutputStream o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add( Object [ ] treePath , Collection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hTree.set( Object key , HashTre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se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createNew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set( Object key , Collection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earcher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shTree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earcher.TreeSearcher( Objec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getTree( Object [ ] tre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Tree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.add( Collection treePath , Object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ree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